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91in"/>
    </style:style>
    <style:style style:name="co2" style:family="table-column">
      <style:table-column-properties fo:break-before="auto" style:column-width="1.5193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PageStyle_5f_Technical_20_specifications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chnical specific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Threads number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(Mhz)</text:p>
          </table:table-cell>
          <table:table-cell office:value-type="string" calcext:value-type="string">
            <text:p>3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 size (MB)</text:p>
          </table:table-cell>
          <table:table-cell office:value-type="string" calcext:value-type="string">
            <text:p>40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zygy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</table:table>
      <table:table table:name="Summary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Total epds number</text:p>
          </table:table-cell>
          <table:table-cell office:value-type="float" office:value="258" calcext:value-type="float">
            <text:p>258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2" table:number-rows-spanned="1">
            <text:p>Stockfish 16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hashChess MCTS1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hashChess MCTS2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hashChess MCTS3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otal solved epds numb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4%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3%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9%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high T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8%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9%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5%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high middle 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middle 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middle low 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low 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caos Tal Capablan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%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%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Capablanc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%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%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%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tal solved caos Capablanca Petros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low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low middle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middle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middle high Petro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solved high Petrosi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4%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2%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%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%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chnical_20_specifications" style:display-name="PageStyle_Technical specific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08:49:02</meta:creation-date>
    <meta:initial-creator>Apache POI</meta:initial-creator>
    <meta:generator>LibreOffice/7.3.7.2$Linux_X86_64 LibreOffice_project/30$Build-2</meta:generator>
    <dc:date>2023-10-19T21:23:40.750624092</dc:date>
    <meta:editing-duration>PT7M58S</meta:editing-duration>
    <meta:editing-cycles>2</meta:editing-cycles>
    <meta:document-statistic meta:table-count="2" meta:cell-count="140" meta:object-count="0"/>
  </office:meta>
</office:document-meta>
</file>